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B" style:family="table-column">
      <style:table-column-properties style:column-width="2.932cm" style:rel-column-width="10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023cm" fo:margin-right="0cm" fo:text-align="start" style:justify-single-word="false" fo:text-indent="0cm" style:auto-text-indent="false">
        <style:tab-stops>
          <style:tab-stop style:position="0.56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023cm" fo:margin-right="0cm" fo:text-align="start" style:justify-single-word="false" fo:text-indent="0cm" style:auto-text-indent="false">
        <style:tab-stops>
          <style:tab-stop style:position="0.56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B 2</text:p>
      <text:p text:style-name="P2"/>
      <text:p text:style-name="P2"/>
      <text:p text:style-name="P2"/>
      <text:p text:style-name="P3">040652633</text:p>
      <text:p text:style-name="P3">William Collins</text:p>
      <text:p text:style-name="P3">CST8110</text:p>
      <text:p text:style-name="P3">Section 3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escription of Problem: <text:span text:style-name="T1">Develop a program that asks the user for a day, month, and year of today's date, as well as a day, month, and year of their birth date, and will find out how old they are. </text:span></text:p>
      <text:p text:style-name="P6"><text:tab/><text:tab/>Inputs: Todays date</text:p>
      <text:p text:style-name="P6"><text:s/><text:tab/><text:tab/>Birth date </text:p>
      <text:p text:style-name="P6"><text:tab/><text:tab/>Output: Age</text:p>
      <text:p text:style-name="P2"/>
      <text:p text:style-name="P2">Algorithm: <text:s/><text:span text:style-name="T1">Get the inputs from user: Birth Year</text:span></text:p>
      <text:p text:style-name="P2"><text:span text:style-name="T1"><text:s text:c="5"/><text:tab/><text:tab/><text:tab/><text:tab/><text:tab/> <text:s text:c="2"/>Birth Month</text:span></text:p>
      <text:p text:style-name="P2"><text:span text:style-name="T1"><text:s text:c="8"/><text:tab/><text:tab/><text:tab/><text:tab/></text:span></text:p>
      <text:p text:style-name="P2"><text:span text:style-name="T1"><text:s text:c="4"/><text:tab/><text:tab/><text:tab/><text:tab/> <text:s text:c="14"/>Today's Year</text:span></text:p>
      <text:p text:style-name="P2"><text:span text:style-name="T1"><text:s text:c="8"/><text:tab/><text:tab/><text:tab/><text:tab/><text:tab/> <text:s text:c="2"/>Today's Month</text:span></text:p>
      <text:p text:style-name="P2"><text:span text:style-name="T1"><text:s text:c="4"/><text:tab/><text:tab/><text:tab/><text:tab/> <text:s text:c="14"/></text:span></text:p>
      <text:p text:style-name="P6"><text:tab/> <text:s text:c="9"/>Calculate Age in years</text:p>
      <text:p text:style-name="P6"><text:tab/> <text:s text:c="9"/>Display age to the user</text:p>
      <text:p text:style-name="P6"/>
      <text:p text:style-name="P2">PDL:<text:span text:style-name="T1"> </text:span></text:p>
      <text:p text:style-name="P2"><text:span text:style-name="T1">START AgeCalculatorProgram</text:span></text:p>
      <text:p text:style-name="P2"><text:span text:style-name="T1"><text:tab/>PUT Today we find out how old you are!</text:span></text:p>
      <text:p text:style-name="P2"><text:span text:style-name="T5"/></text:p>
      <text:p text:style-name="P2"><text:span text:style-name="T5"><text:tab/>PUT Please enter what year we are currently in( ex. 2009, 2089):</text:span></text:p>
      <text:p text:style-name="P2"><text:span text:style-name="T5"><text:tab/>GET </text:span><text:span text:style-name="T3">todayyear</text:span></text:p>
      <text:p text:style-name="P2"><text:span text:style-name="T3"/></text:p>
      <text:p text:style-name="P2"><text:span text:style-name="T3"><text:tab/></text:span><text:span text:style-name="T5">PUT Please enter what month we are currently in(ex. 01= January, 02= February, etc):</text:span></text:p>
      <text:p text:style-name="P2"><text:span text:style-name="T5"><text:tab/>GET </text:span><text:span text:style-name="T3">todaymonth</text:span></text:p>
      <text:p text:style-name="P2"><text:span text:style-name="T3"><text:tab/></text:span><text:span text:style-name="T5">WHILE </text:span><text:span text:style-name="T3">todaymonth</text:span><text:span text:style-name="T5"> &lt; 01 or </text:span><text:span text:style-name="T3">todaymonth</text:span><text:span text:style-name="T5"> &gt; 12</text:span></text:p>
      <text:p text:style-name="P2"><text:span text:style-name="T5"><text:tab/><text:tab/>PUT I am sorry but your answer is very silly, please enter today's month again (ex. <text:tab/><text:tab/><text:tab/> <text:s text:c="8"/>01=January, 02=February, etc.):</text:span></text:p>
      <text:p text:style-name="P2"><text:span text:style-name="T5"><text:tab/><text:tab/>GET </text:span><text:span text:style-name="T3">todaymonth</text:span></text:p>
      <text:p text:style-name="P2"><text:span text:style-name="T3"><text:tab/></text:span><text:span text:style-name="T5">ENDWHILE</text:span></text:p>
      <text:p text:style-name="P6"/>
      <text:p text:style-name="P2"><text:span text:style-name="T1"><text:tab/>PUT Please enter the year you were born (ex. 1971, 1953, 2085):</text:span></text:p>
      <text:p text:style-name="P2"><text:span text:style-name="T1"><text:tab/>GET </text:span><text:span text:style-name="T3">birthyear</text:span></text:p>
      <text:p text:style-name="P2"><text:span text:style-name="T3"><text:tab/></text:span><text:span text:style-name="T5">WHILE </text:span><text:span text:style-name="T3">todayyear &lt;</text:span><text:span text:style-name="T5"> </text:span><text:span text:style-name="T3">birthyear</text:span></text:p>
      <text:p text:style-name="P2"><text:span text:style-name="T3"><text:tab/><text:tab/></text:span><text:span text:style-name="T5">PUT You can't be born in the future!</text:span></text:p>
      <text:p text:style-name="P2"><text:span text:style-name="T5"><text:tab/><text:tab/>GET </text:span><text:span text:style-name="T3">birthyear</text:span></text:p>
      <text:p text:style-name="P2"><text:span text:style-name="T3"><text:tab/></text:span><text:span text:style-name="T5">ENDWHILE</text:span></text:p>
      <text:p text:style-name="P2"><text:span text:style-name="T3"/></text:p>
      <text:p text:style-name="P2"><text:span text:style-name="T5"><text:tab/>PUT Please enter the month you were born (ex. 01=January, 02=February, etc.):</text:span></text:p>
      <text:p text:style-name="P2"><text:span text:style-name="T5"><text:tab/>GET </text:span><text:span text:style-name="T3">birthmonth</text:span></text:p>
      <text:p text:style-name="P2"><text:span text:style-name="T3"><text:tab/></text:span><text:span text:style-name="T5">WHILE </text:span><text:span text:style-name="T3">birthmonth</text:span><text:span text:style-name="T5"> &lt; 01 or </text:span><text:span text:style-name="T3">birthmonth</text:span><text:span text:style-name="T5"> &gt; 12</text:span></text:p>
      <text:p text:style-name="P2"><text:span text:style-name="T5"><text:tab/><text:tab/>PUT I am sorry but your answer is very silly, please enter your birth month again (ex. <text:tab/><text:tab/><text:tab/> <text:s text:c="8"/>01=January, 02=February, etc.):</text:span></text:p>
      <text:p text:style-name="P2"><text:span text:style-name="T5"><text:tab/><text:tab/>GET </text:span><text:span text:style-name="T3">birthmonth</text:span></text:p>
      <text:p text:style-name="P2"><text:span text:style-name="T3"><text:tab/></text:span><text:span text:style-name="T5">ENDWHILE</text:span></text:p>
      <text:p text:style-name="P2"><text:span text:style-name="T5"/></text:p>
      <text:p text:style-name="P7"><text:tab/><text:tab/>IF <text:span text:style-name="T2">todaymonth &lt; birthmonth</text:span></text:p>
      <text:p text:style-name="P7"><text:span text:style-name="T2"><text:tab/><text:tab/> <text:s text:c="3"/>thisyearfactor </text:span><text:span text:style-name="T4">IS 1</text:span></text:p>
      <text:p text:style-name="P7"><text:span text:style-name="T4"><text:tab/><text:tab/><text:tab/>ELSE </text:span><text:span text:style-name="T2">thisyearfactor </text:span><text:span text:style-name="T4">IS 0</text:span></text:p>
      <text:p text:style-name="P7"><text:soft-page-break/><text:span text:style-name="T4"><text:tab/><text:tab/>ENDIF</text:span></text:p>
      <text:p text:style-name="P7"><text:span text:style-name="T4"/></text:p>
      <text:p text:style-name="P7"><text:span text:style-name="T4"><text:tab/><text:tab/></text:span><text:span text:style-name="T2">age </text:span><text:span text:style-name="T4">IS (</text:span><text:span text:style-name="T2">todayyear</text:span><text:span text:style-name="T4"> – </text:span><text:span text:style-name="T2">birthyear) - thisyearfactor</text:span></text:p>
      <text:p text:style-name="P7"><text:span text:style-name="T2"/></text:p>
      <text:p text:style-name="P7"><text:span text:style-name="T2"><text:tab/><text:tab/></text:span><text:span text:style-name="T4">PUT Your age is “</text:span><text:span text:style-name="T2">age”</text:span></text:p>
      <text:p text:style-name="P7"><text:span text:style-name="T2"><text:tab/></text:span><text:span text:style-name="T4"><text:tab/>PUT Thank you for using the Age Calculator 8000</text:span></text:p>
      <text:p text:style-name="P8"/>
      <text:p text:style-name="P8">END AgeCalculator Program</text:p>
      <text:p text:style-name="P6"><text:s text:c="6"/></text:p>
      <text:p text:style-name="P6"/>
      <text:p text:style-name="P2">TEST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4">CASE #</text:p>
          </table:table-cell>
          <table:table-cell table:style-name="Table1.A1" office:value-type="string">
            <text:p text:style-name="P4">Birth Year</text:p>
          </table:table-cell>
          <table:table-cell table:style-name="Table1.A1" office:value-type="string">
            <text:p text:style-name="P4">Birth Month</text:p>
          </table:table-cell>
          <table:table-cell table:style-name="Table1.A1" office:value-type="string">
            <text:p text:style-name="P4">Today's Year</text:p>
          </table:table-cell>
          <table:table-cell table:style-name="Table1.A1" office:value-type="string">
            <text:p text:style-name="P4">Today's Month</text:p>
          </table:table-cell>
          <table:table-cell table:style-name="Table1.F1" office:value-type="string">
            <text:p text:style-name="P4">Age Output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2">
            <text:p text:style-name="P4">2</text:p>
          </table:table-cell>
          <table:table-cell table:style-name="Table1.F2" office:value-type="float" office:value="20">
            <text:p text:style-name="P4">20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2">
            <text:p text:style-name="P4">2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1">
            <text:p text:style-name="P4">1</text:p>
          </table:table-cell>
          <table:table-cell table:style-name="Table1.F2" office:value-type="float" office:value="19">
            <text:p text:style-name="P4">19</text:p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1">
            <text:p text:style-name="P4">1</text:p>
          </table:table-cell>
          <table:table-cell table:style-name="Table1.F4" office:value-type="string">
            <text:p text:style-name="P4">Invalid</text:p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13">
            <text:p text:style-name="P4">13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1">
            <text:p text:style-name="P4">1</text:p>
          </table:table-cell>
          <table:table-cell table:style-name="Table1.F4" office:value-type="string">
            <text:p text:style-name="P4">Invalid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0">
            <text:p text:style-name="P4">0</text:p>
          </table:table-cell>
          <table:table-cell table:style-name="Table1.F4" office:value-type="string">
            <text:p text:style-name="P4">Invalid</text:p>
          </table:table-cell>
        </table:table-row>
        <table:table-row>
          <table:table-cell table:style-name="Table1.A2" office:value-type="float" office:value="6">
            <text:p text:style-name="P4">6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13">
            <text:p text:style-name="P4">13</text:p>
          </table:table-cell>
          <table:table-cell table:style-name="Table1.F4" office:value-type="string">
            <text:p text:style-name="P4">Invalid</text:p>
          </table:table-cell>
        </table:table-row>
        <table:table-row>
          <table:table-cell table:style-name="Table1.A2" office:value-type="float" office:value="7">
            <text:p text:style-name="P4">7</text:p>
          </table:table-cell>
          <table:table-cell table:style-name="Table1.A2" office:value-type="float" office:value="2011">
            <text:p text:style-name="P4">2011</text:p>
          </table:table-cell>
          <table:table-cell table:style-name="Table1.A2" office:value-type="float" office:value="1">
            <text:p text:style-name="P4">1</text:p>
          </table:table-cell>
          <table:table-cell table:style-name="Table1.A2" office:value-type="float" office:value="2009">
            <text:p text:style-name="P4">2009</text:p>
          </table:table-cell>
          <table:table-cell table:style-name="Table1.A2" office:value-type="float" office:value="2">
            <text:p text:style-name="P4">2</text:p>
          </table:table-cell>
          <table:table-cell table:style-name="Table1.F4" office:value-type="string">
            <text:p text:style-name="P4">Invalid</text:p>
          </table:table-cell>
        </table:table-row>
        <table:table-row>
          <table:table-cell table:style-name="Table1.A2" office:value-type="float" office:value="8">
            <text:p text:style-name="P4">8</text:p>
          </table:table-cell>
          <table:table-cell table:style-name="Table1.A2" office:value-type="float" office:value="1989">
            <text:p text:style-name="P4">1989</text:p>
          </table:table-cell>
          <table:table-cell table:style-name="Table1.A2" office:value-type="float" office:value="2">
            <text:p text:style-name="P4">2</text:p>
          </table:table-cell>
          <table:table-cell table:style-name="Table1.A2" office:value-type="float" office:value="1988">
            <text:p text:style-name="P4">1988</text:p>
          </table:table-cell>
          <table:table-cell table:style-name="Table1.A2" office:value-type="float" office:value="1">
            <text:p text:style-name="P4">1</text:p>
          </table:table-cell>
          <table:table-cell table:style-name="Table1.F4" office:value-type="string">
            <text:p text:style-name="P4">Invalid</text:p>
          </table:table-cell>
        </table:table-row>
      </table:table>
      <text:p text:style-name="P2"/>
      <text:p text:style-name="P2"/>
      <text:p text:style-name="P6"/>
      <text:p text:style-name="P6"/>
      <text:p text:style-name="P6"><text:tab/><text:tab/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Curtis Collins</meta:initial-creator>
    <meta:creation-date>2009-09-22T13:19:21</meta:creation-date>
    <dc:creator>William Collins</dc:creator>
    <dc:date>2009-09-23T19:58:03</dc:date>
    <meta:editing-cycles>7</meta:editing-cycles>
    <meta:editing-duration>PT01H26M08S</meta:editing-duration>
    <meta:document-statistic meta:table-count="1" meta:image-count="0" meta:object-count="0" meta:page-count="3" meta:paragraph-count="105" meta:word-count="321" meta:character-count="1884"/>
    <meta:user-defined meta:name="Info 1"/>
    <meta:user-defined meta:name="Info 2"/>
    <meta:user-defined meta:name="Info 3"/>
    <meta:user-defined meta:name="Info 4"/>
  </office:meta>
</office:document-meta>
</file>